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4.616cm"/>
    </style:style>
    <style:style style:name="co4" style:family="table-column">
      <style:table-column-properties fo:break-before="auto" style:column-width="3.7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3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1-30" calcext:value-type="date">
            <text:p>16年1月30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1-30" calcext:value-type="date">
            <text:p>16年1月30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emoveClien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31" calcext:value-type="date">
            <text:p>16年1月31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1-31" calcext:value-type="date">
            <text:p>16年1月31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1" calcext:value-type="date">
            <text:p>16年2月1日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2">
            <text:p>Client</text:p>
          </table:table-cell>
          <table:table-cell office:value-type="string" calcext:value-type="string">
            <text:p>getInputBufLen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1" calcext:value-type="date">
            <text:p>16年2月1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getOutBufLen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2" calcext:value-type="date">
            <text:p>16年2月2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ead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2-03" calcext:value-type="date">
            <text:p>16年2月3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4" office:value-type="date" office:date-value="2016-02-04" calcext:value-type="date">
            <text:p>16年2月4日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resolv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2-05" calcext:value-type="date">
            <text:p>16年2月5日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4" office:value-type="date" office:date-value="2016-02-06" calcext:value-type="date">
            <text:p>16年2月6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4" office:value-type="date" office:date-value="2016-02-07" calcext:value-type="date">
            <text:p>16年2月7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date" office:date-value="2016-02-08" calcext:value-type="date">
            <text:p>16年2月8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09" calcext:value-type="date">
            <text:p>16年2月9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0" calcext:value-type="date">
            <text:p>16年2月10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1" calcext:value-type="date">
            <text:p>16年2月11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6-02-12" calcext:value-type="date">
            <text:p>16年2月12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6">
            <text:p>Log</text:p>
          </table:table-cell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00／00／00</text:date>, <text:time style:data-style-name="N2" text:time-value="13:43:38.845041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35S</meta:editing-duration>
    <meta:editing-cycles>4</meta:editing-cycles>
    <meta:generator>LibreOffice/4.2.8.2$Linux_X86_64 LibreOffice_project/420m0$Build-2</meta:generator>
    <dc:date>2016-01-29T13:44:37.818975072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